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kazila o izjemnem dosežku</text:h>
      <text:p text:style-name="Standard">Projekt Orange je mednarodno uporabljan in prosto dostopen na spletu, zato je tudi celotna dokumentacija na spletu. Preogram, ki sem ga napisal v sklopu projekta, je dostopna kot del Oranga na spletni stani <text:a xlink:type="simple" xlink:href="http://orange.biolab.si/download/">http://orange.biolab.si/download/</text:a>, izvorna koda pa na spletnem naslovu <text:a xlink:type="simple" xlink:href="https://bitbucket.org/biolab/orange/src">https://bitbucket.org/biolab/orange/src</text:a><text:a xlink:type="simple" xlink:href="https://bitbucket.org/biolab/orange/src.Kdo">.</text:a> Koda je tudi priložena digitalni verziji vloge v mapi Orange-koda. Moj prispevek je v mapah source/orangeqt, orange/OrangeWidgets/plot in orange/OrangeWidgets/Visualize Qt. Datoteke s kodo v mapi orangeqt imaju na začetku tudi licenčno obvestilo z mojim imenom. </text:p>
      <text:p text:style-name="Standard"/>
      <text:p text:style-name="Standard"><text:s/>Za lažjo razločitev med mojim projektom in ostalimi prialagam datoteko, ki sem jo oddal Googlu kot rezultat mojega projekta in vsenuje le kodo, ki sem jo jaz napisal čez poletje. Tudi ta datoteka je tudi dostopna na spletu na naslovu <text:a xlink:type="simple" xlink:href="https://code.google.com/p/google-summer-of-code-2011-orange/downloads/detail?name=Miha_Cancula.tar.gz">https://code.google.com/p/google-summer-of-code-2011-orange/downloads/detail?name=Miha_Cancula.tar.gz</text:a> . Oddano delo in priložen Googlov certifikat o opravljenem projektu dokazujeta, da sem projekt res opravil, in da ima sam projekt res mednarodni pomen. </text:p>
      <text:p text:style-name="Standard"/>
      <text:p text:style-name="Standard">Kot del projekta sem napisal tudi dokumentacijo, ki razlaga uporabo orodja za vizualizacijo. Dokumentacija je priložena tako tiskani kot tudi digitalni verziji v datoteki Dokumentacija.pdf. </text:p>
      <text:p text:style-name="Standard"/>
      <text:h text:style-name="Heading_20_2" text:outline-level="2">Dokazila o aplikativnosti dosežka</text:h>
      <text:p text:style-name="Standard">Moj prispevek je še nov in je bil le pred kratkim dodan v uradno distribucijo Oranga, zato ne morem pokazati nobenih dokazil o njegovi uporabi. Navajam le nekaj člankov, ki so neposredno povezani z uporabo samega programa Orange. </text:p>
      <text:p text:style-name="Standard"/>
      <text:p text:style-name="Standard">Vizualiazacija podatkov je pomembna sama po sebi, pogosto pa je to tudi prvi korak pred nadaljnjo obdelavo. Zato upravičeno domnevam, da velika večina uporabnikov programa uporablja (ali pa še bo) tudi vizualizacije v njem. <text:s/></text:p>
      <text:p text:style-name="Standard"/>
      <text:list xml:id="list488205478" text:style-name="L1">
        <text:list-item>
          <text:p text:style-name="P1">Blaž Zupan in drugi: Orange and Decisions-at-Hand: Bridging Predictive Data Mining and Decision Support (<text:a xlink:type="simple" xlink:href="http://citeseerx.ist.psu.edu/viewdoc/summary?doi=10.1.1.23.1715">http://citeseerx.ist.psu.edu/viewdoc/summary?doi=10.1.1.23.1715</text:a>, <text:a xlink:type="simple" xlink:href="http://kt.ijs.si/MarkoBohanec/pub/iddmorng.pdf">http://kt.ijs.si/MarkoBohanec/pub/iddmorng.pdf</text:a>)</text:p>
        </text:list-item>
        <text:list-item>
          <text:p text:style-name="P1">Minca Mramor in drugi: <text:span text:style-name="Strong_20_Emphasis"><text:span text:style-name="T1">Visualization-based cancer microarray data classification analysis, Journal of Bioinformatics (</text:span></text:span><text:a xlink:type="simple" xlink:href="http://bioinformatics.oxfordjournals.org/content/23/16/2147"><text:span text:style-name="Strong_20_Emphasis"><text:span text:style-name="T1">http://bioinformatics.oxfordjournals.org/content/23/16/2147</text:span></text:span></text:a><text:span text:style-name="Strong_20_Emphasis"><text:span text:style-name="T1">)</text:span></text:span></text:p>
        </text:list-item>
        <text:list-item>
          <text:p text:style-name="P1">Yao Liu, Yuk Ying Chung: Mining cancer data with discrete particle swarm optimization and rule pruning </text:p>
        </text:list-item>
        <text:list-item>
          <text:p text:style-name="P1">Nincevic, Ivana; Cukusic, Maja; Garaca, Zeljko: Mining demographic data with decision trees, IEEE Conferences (<text:a xlink:type="simple" xlink:href="http://ieeexplore.ieee.org/search/freesrchabstract.jsp?tp=&amp;arnumber=5533671&amp;openedRefinements%3D*%26filter%3DAND%28NOT%284283010803%29%29%26searchField%3DSearch+All%26queryText%3Dorange+data+mining">http://ieeexplore.ieee.org/search/freesrchabstract.jsp?tp=&amp;arnumber=5533671&amp;openedRefinements%3D*%26filter%3DAND%28NOT%284283010803%29%29%26searchField%3DSearch+All%26queryText%3Dorange+data+mining</text:a>)</text:p>
        </text:list-item>
        <text:list-item>
          <text:p text:style-name="P1">Šamanović, M.; Ćukusić, M.; Jadrić, M.: Rule based approach to determining the influence of various business regulations on the amount of foreign direct investment in a country, IEEE Conferences (<text:a xlink:type="simple" xlink:href="http://ieeexplore.ieee.org/search/freesrchabstract.jsp?tp=&amp;arnumber=5546331&amp;openedRefinements%3D*%26filter%3DAND%28NOT%284283010803%29%29%26searchField%3DSearch+All%26queryText%3Dorange+data+mining">http://ieeexplore.ieee.org/search/freesrchabstract.jsp?tp=&amp;arnumber=5546331&amp;openedRefinements%3D*%26filter%3DAND%28NOT%284283010803%29%29%26searchField%3DSearch+All%26queryText%3Dorange+data+mining</text:a>).</text:p>
          <text:p text:style-name="P1"/>
        </text:list-item>
      </text:list>
      <text:h text:style-name="Heading_20_2" text:outline-level="2"><text:soft-page-break/>Dokazila o odmevnosti dosežka</text:h>
      <text:p text:style-name="Text_20_body">Predvsem Googlova podpora projekta je povzročil precejšen odziv slovenskih medijev.</text:p>
      <text:list xml:id="list1610100239" text:style-name="L2">
        <text:list-item>
          <text:p text:style-name="P2">Finance: <text:a xlink:type="simple" xlink:href="http://www.finance.si/312664/Google-podprl-projekt-fakultete-za-ra%E8u">http://www.finance.si/312664/Google-podprl-projekt-fakultete-za-ra%E8u</text:a> </text:p>
        </text:list-item>
        <text:list-item>
          <text:p text:style-name="P2">Žurnal: <text:a xlink:type="simple" xlink:href="http://www.zurnal24.si/google-nagradil-slovenska-studenta-clanek-122910">http://www.zurnal24.si/google-nagradil-slovenska-studenta-clanek-122910</text:a></text:p>
        </text:list-item>
        <text:list-item>
          <text:p text:style-name="P2">Računalniške novice: <text:a xlink:type="simple" xlink:href="http://www.racunalniske-novice.com/novice/dogodki-in-obvestila/google-financno-podprl-projekt-fakultete-za-racunalnistvo-in-informatiko.html">http://www.racunalniske-novice.com/novice/dogodki-in-obvestila/google-financno-podprl-projekt-fakultete-za-racunalnistvo-in-informatiko.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Condensed"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6T09:46:17</meta:creation-date>
    <dc:date>2012-02-21T09:43:32</dc:date>
    <meta:editing-duration>PT54M3S</meta:editing-duration>
    <meta:editing-cycles>3</meta:editing-cycles>
    <meta:generator>LibreOffice/3.4$Unix LibreOffice_project/340m1$Build-502</meta:generator>
    <meta:document-statistic meta:table-count="0" meta:image-count="0" meta:object-count="0" meta:page-count="2" meta:paragraph-count="17" meta:word-count="366" meta:character-count="3423" meta:non-whitespace-character-count="3072"/>
  </office:meta>
</office:document-meta>
</file>